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12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79" calcext:value-type="float">
            <text:p>179</text:p>
          </table:table-cell>
          <table:table-cell table:style-name="ce11" table:formula="of:=[.C2]" office:value-type="float" office:value="273" calcext:value-type="float">
            <text:p>273</text:p>
          </table:table-cell>
          <table:table-cell table:style-name="ce4" table:formula="of:=[.B2]-([.D2]+1)" office:value-type="float" office:value="75" calcext:value-type="float">
            <text:p>75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string" calcext:value-type="string">
            <text:p>GAME Y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style-name="Accent_20_2" office:value-type="float" office:value="0" calcext:value-type="float">
            <text:p>0</text:p>
          </table:table-cell>
          <table:table-cell table:style-name="Accent_20_2" office:value-type="float" office:value="145" calcext:value-type="float">
            <text:p>145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109" calcext:value-type="float">
            <text:p>109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6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14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13" office:value-type="string" calcext:value-type="string">
            <text:p>Uncivilized Sub Saharan Africa</text:p>
          </table:table-cell>
          <table:table-cell table:style-name="ce13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15" office:value-type="string" calcext:value-type="string">
            <text:p>Minor City State</text:p>
          </table:table-cell>
          <table:table-cell table:style-name="ce15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15" office:value-type="string" calcext:value-type="string">
            <text:p>Huge City State</text:p>
          </table:table-cell>
          <table:table-cell table:style-name="ce15" office:value-type="string" calcext:value-type="string">
            <text:p>Add 3 Heavy Un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00-00-00</text:date>, <text:time style:data-style-name="N2" text:time-value="22:04:43.2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05T23:20:24.179000000</dc:date>
    <meta:editing-duration>P1DT7H7M55S</meta:editing-duration>
    <meta:editing-cycles>43</meta:editing-cycles>
    <meta:generator>LibreOffice/7.3.1.3$Windows_X86_64 LibreOffice_project/a69ca51ded25f3eefd52d7bf9a5fad8c90b87951</meta:generator>
    <meta:document-statistic meta:table-count="2" meta:cell-count="94" meta:object-count="0"/>
  </office:meta>
</office:document-meta>
</file>